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4pt" style:font-size-asian="14pt" style:font-size-complex="12pt"/>
    </style:style>
    <style:style style:name="T3" style:parent-style-name="DefaultParagraphFont" style:family="text">
      <style:text-properties fo:font-size="14pt" style:font-size-asian="14pt" style:font-size-complex="12pt"/>
    </style:style>
  </office:automatic-styles>
  <office:body>
    <office:text text:use-soft-page-breaks="true">
      <text:p text:style-name="P1">Step 1: Define the Problem Context</text:p>
      <text:p text:style-name="Normal">Objective: To maximize profit in an oil distribution network, encompassing crude oil purchasing, production of oil products, and transportation.</text:p>
      <text:p text:style-name="Normal"/>
      <text:p text:style-name="Normal">Step 2: Initialize the Optimization Model</text:p>
      <text:p text:style-name="Normal"><text:s/>Action: Initialize a CPLEX model named "ABSA_Oil".</text:p>
      <text:p text:style-name="Normal"/>
      <text:p text:style-name="Normal">Step 3: Set Up Data Structures</text:p>
      <text:p text:style-name="Normal">Action:<text:s/>Define dictionaries for costs, prices, capacities, demands, tanker rates, port charges, fuel costs, and shipping times.</text:p>
      <text:p text:style-name="Normal">Assumptions:</text:p>
      <text:p text:style-name="Normal"><text:s text:c="3"/>1. Costs, prices, and other parameters are static and known in advance.</text:p>
      <text:p text:style-name="Normal"><text:s text:c="3"/>2. Shipping times are constant and not affected by external factors like weather or traffic.</text:p>
      <text:p text:style-name="Normal"/>
      <text:p text:style-name="Normal">Step 4: Convert Shipping Times</text:p>
      <text:p text:style-name="Normal">Action: Convert shipping times from days to hours for accurate fuel cost calculation.</text:p>
      <text:p text:style-name="Normal"/>
      <text:p text:style-name="Normal">Step 5: Define Decision Variables</text:p>
      <text:p text:style-name="Normal">- **Purchase Variables**: Amounts of different types of crude oil to purchase.</text:p>
      <text:p text:style-name="Normal">- **Production Variables**: Quantities of various oil products to produce at each refinery.</text:p>
      <text:p text:style-name="Normal">- **Crude Shipping Variables**: Amounts of crude oil to ship to each refinery.</text:p>
      <text:p text:style-name="Normal">- **Assumptions**: Continuous availability and flexibility in the quantities of crude oil and products.</text:p>
      <text:p text:style-name="Normal"/>
      <text:p text:style-name="Normal">### Step 6: Formulate the Objective Function</text:p>
      <text:p text:style-name="Normal">- **Action**: Maximize total profit, calculated as revenue from products minus costs of crude oil, production, and transportation.</text:p>
      <text:p text:style-name="Normal"/>
      <text:p text:style-name="Normal">### Step 7: Define Transportation Cost Calculation</text:p>
      <text:p text:style-name="Normal">- **Action**: Calculate the detailed transportation costs considering tanker rates, port charges, and fuel costs.</text:p>
      <text:p text:style-name="Normal"/>
      <text:p text:style-name="Normal">### Step 8: Add Constraints</text:p>
      <text:soft-page-break/>
      <text:p text:style-name="Normal">- **Capacity Constraints**: Total production at each refinery must not exceed its capacity.</text:p>
      <text:p text:style-name="Normal">- **Demand Satisfaction Constraints**: Production must meet or exceed regional demands for each product.</text:p>
      <text:p text:style-name="Normal">- **Crude Oil Transportation Constraints**: Transported crude cannot exceed the purchased amount.</text:p>
      <text:p text:style-name="Normal">- **Assumptions**:</text:p>
      <text:p text:style-name="Normal"><text:s text:c="3"/>1. Refineries operate within their capacity limits without breakdowns or maintenance issues.</text:p>
      <text:p text:style-name="Normal"><text:s text:c="3"/>2. Regional product demands are known and constant during the planning period.</text:p>
      <text:p text:style-name="Normal"><text:s text:c="3"/>3. All transported crude is used in the production process without wastage or spillage.</text:p>
      <text:p text:style-name="Normal"/>
      <text:p text:style-name="Normal">### Step 9: Solve the Model</text:p>
      <text:p text:style-name="Normal">- **Action**: Use the CPLEX solver to find the optimal solution.</text:p>
      <text:p text:style-name="Normal"/>
      <text:p text:style-name="Normal">### Step 10: Output the Solution</text:p>
      <text:p text:style-name="Normal">- **Action**: Print the optimal quantities of crude oil to purchase, transport, and the products to produce at each refinery, along with the total profit.</text:p>
      <text:p text:style-name="Normal">- **Assumptions**: The solution is feasible and respects all the constraints.</text:p>
      <text:p text:style-name="Normal"/>
      <text:p text:style-name="Normal">### Summary</text:p>
      <text:p text:style-name="Normal">This model provides a strategic framework for an oil distribution network's decision-making process. It integrates various aspects of the supply chain, from procurement to production and distribution, under a unified goal of profit maximization. The model assumes stable market conditions, fixed costs, and demands, and it doesn't account for uncertainties or dynamic changes in the market. The effectiveness of this model largely depends on the accuracy and reliability of the input data and the assumptions made.</text:p>
      <text:p text:style-name="Normal"/>
      <text:p text:style-name="Normal">Remember that blending problems often introduce non-linearities that might require a more sophisticated approach than a simple linear programming model. You would need to linearize these constraints or use a solver that can handle non-linear problems.</text:p>
      <text:p text:style-name="Normal"/>
      <text:p text:style-name="Normal"/>
      <text:p text:style-name="Normal"/>
      <text:p text:style-name="Normal"/>
      <text:p text:style-name="Normal"/>
      <text:soft-page-break/>
      <text:p text:style-name="Normal">Using the ELI5 (Explain Like I'm 5) approach for explaining your optimization model code can be challenging but possible. The key is to simplify the concepts and processes in your code to their most basic elements. Let's break down your model:</text:p>
      <text:p text:style-name="Normal"/>
      <text:p text:style-name="Normal">1. **The Purpose of the Model**:<text:s/></text:p>
      <text:p text:style-name="Normal"><text:s text:c="3"/>- ELI5: "This is like a big puzzle where we try to figure out the best way to make different types of gasoline from oil. We want to make as much money as we can by buying oil, moving it, and turning it into gasoline in different places."</text:p>
      <text:p text:style-name="Normal"/>
      <text:p text:style-name="Normal">2. **Purchasing and Shipping Crude Oil**:</text:p>
      <text:p text:style-name="Normal"><text:s text:c="3"/>- ELI5: "Imagine we have a list of different kinds of oil we can buy, like different toys in a store. Each one has a different price. After buying them, we need to decide how to send them to our factories. It’s like choosing the best roads to take so that our trucks don’t spend too much time or money on the way."</text:p>
      <text:p text:style-name="Normal"/>
      <text:p text:style-name="Normal">3. **Production Process**:</text:p>
      <text:p text:style-name="Normal"><text:s text:c="3"/>- ELI5: "In our factories, we turn this oil into different types of gasoline. But each factory can only make so much, like a baker who can only bake a certain number of cakes each day. We decide what type of gasoline to make in each factory."</text:p>
      <text:p text:style-name="Normal"/>
      <text:p text:style-name="Normal">4. **Making Profit**:</text:p>
      <text:p text:style-name="Normal"><text:s text:c="3"/>- ELI5: "We sell the gasoline for more money than it cost us to make. Our goal is to find out the best combination of buying, shipping, and making gasoline that gives us the most money at the end."</text:p>
      <text:p text:style-name="Normal"/>
      <text:p text:style-name="Normal">5. **Constraints and Limits**:</text:p>
      <text:p text:style-name="Normal"><text:s text:c="3"/>- ELI5: "There are rules in our puzzle. We can't buy more oil than we can use, and we can’t make more gasoline than people need. It's like making sure we don’t buy more ingredients than we need for our cakes or bake more cakes than we can sell."</text:p>
      <text:p text:style-name="Normal"/>
      <text:p text:style-name="Normal">6. **Solving the Model**:</text:p>
      <text:p text:style-name="Normal"><text:s text:c="3"/>- ELI5: "Our computer program is like a super smart helper. It looks at all the different ways we can buy, ship, and make gasoline, then tells us which way will give us the most money."</text:p>
      <text:p text:style-name="Normal"/>
      <text:p text:style-name="Normal">To visualize this, you can use simple diagrams or even a storybook format with illustrations that represent each step of the process. The idea is to convey the complex operations of your optimization model in a way that's as easy to understand as a child's story.</text:p>
      <text:soft-page-break/>
      <text:p text:style-name="Normal">Basic Model (Without Transportation cost)</text:p>
      <text:p text:style-name="Normal">To develop an optimization model that maximizes profit under the given constraints, we need to address several key components:</text:p>
      <text:p text:style-name="Normal">Production meets or exceeds demand in each region for each product.</text:p>
      <text:p text:style-name="Normal">Refinery capacities are not exceeded.</text:p>
      <text:p text:style-name="Normal">Crude oil purchases and usage assuming a 1:1 production ratio.</text:p>
      <text:p text:style-name="Normal"/>
      <text:p text:style-name="Normal"><text:span text:style-name="T2">Creating a lucid chart</text:span><text:span text:style-name="T3"><text:s/></text:span>(or a flowchart) is a great way to visually represent and communicate the structure of your optimization model. Here's a step-by-step guide to create a flowchart for your model:</text:p>
      <text:p text:style-name="Normal"/>
      <text:p text:style-name="Normal">1. **Define the Components**: Identify the key components of your model such as decision variables, constraints, objective function, and data inputs.</text:p>
      <text:p text:style-name="Normal"/>
      <text:p text:style-name="Normal">2. **Start with Data Inputs**: Begin your chart with blocks representing data inputs like `costs`, `prices`, `capacities`, `demands`, `monthly_supply_quotas`, etc. These are the foundational elements of your model.</text:p>
      <text:p text:style-name="Normal"/>
      <text:p text:style-name="Normal">3. **Decision Variables Block**: Next, include a block for decision variables (`purchase_vars`, `production_vars`). This section represents the decisions your model will make.</text:p>
      <text:p text:style-name="Normal"/>
      <text:p text:style-name="Normal">4. **Constraints Section**: Create separate blocks for each group of constraints:</text:p>
      <text:p text:style-name="Normal"><text:s text:c="3"/>- Demand constraints (production meets or exceeds demand)</text:p>
      <text:p text:style-name="Normal"><text:s text:c="3"/>- Capacity constraints (refinery capacities not exceeded)</text:p>
      <text:p text:style-name="Normal"><text:s text:c="3"/>- Crude oil purchase and usage constraints</text:p>
      <text:p text:style-name="Normal"><text:s text:c="3"/>- Monthly supply quota constraints</text:p>
      <text:p text:style-name="Normal"/>
      <text:p text:style-name="Normal">5. **Objective Function Block**: Illustrate the objective function clearly, indicating it’s a maximization of profit (revenue minus costs).</text:p>
      <text:p text:style-name="Normal"/>
      <text:p text:style-name="Normal">6. **Solution and Output**: Finally, represent the solution process (solving the model) and the output (decision variable values and the objective value).</text:p>
      <text:p text:style-name="Normal"/>
      <text:soft-page-break/>
      <text:p text:style-name="Normal">7. **Flow Arrows**: Connect these blocks using arrows to show the flow of the model. Arrows should ideally flow from data inputs to decision variables, through constraints, leading to the objective function, and finally to the solution/output.</text:p>
      <text:p text:style-name="Normal"/>
      <text:p text:style-name="Normal">8. **Labels and Descriptions**: Where necessary, add labels or brief descriptions to the blocks or arrows to clarify what each part represents or how they are connected.</text:p>
      <text:p text:style-name="Normal"/>
      <text:p text:style-name="Normal">9. **Review for Clarity and Completeness**: Once your chart is created, review it to ensure it accurately represents your optimization model and is easy to understand. It might be helpful to have someone else who's not familiar with your model review the chart for clarity.</text:p>
      <text:p text:style-name="Normal"/>
      <text:p text:style-name="Normal">10. **Software Tools**: For creating the chart, you can use various software tools like Lucidchart, Microsoft Visio, Draw.io, or even PowerPoint. These tools offer various shapes and connectors to create a comprehensive and professional-looking flowchart.</text:p>
      <text:p text:style-name="Normal"/>
      <text:p text:style-name="Normal">Remember, the goal of the flowchart is to make the complex structure of your optimization model understandable at a glance, so clarity and simplicity are ke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n" fo:country="IN" style:language-asian="en" style:country-asian="US"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Mangal" fo:color="#0F4761" fo:font-size="20pt" style:font-size-asian="20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Mangal" fo:color="#0F4761" fo:font-size="16pt" style:font-size-asian="16pt" style:font-size-complex="14.5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Mangal" fo:color="#0F4761" fo:font-size="14pt" style:font-size-asian="14pt" style:font-size-complex="12.5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Mangal"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Mangal"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Mangal"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Mangal"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Mangal"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Mangal" fo:color="#272727" fo:hyphenate="false"/>
    </style:style>
    <style:style style:name="Normal" style:display-name="Normal" style:family="paragraph">
      <style:text-properties style:font-name-complex="Manga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Mangal" fo:color="#0F4761" fo:font-size="20pt" style:font-size-asian="20pt" style:font-size-complex="18pt"/>
    </style:style>
    <style:style style:name="Heading2Char" style:display-name="Heading 2 Char" style:family="text" style:parent-style-name="DefaultParagraphFont">
      <style:text-properties style:font-name="Aptos Display" style:font-name-asian="DengXian Light" style:font-name-complex="Mangal" fo:color="#0F4761" fo:font-size="16pt" style:font-size-asian="16pt" style:font-size-complex="14.5pt"/>
    </style:style>
    <style:style style:name="Heading3Char" style:display-name="Heading 3 Char" style:family="text" style:parent-style-name="DefaultParagraphFont">
      <style:text-properties style:font-name-asian="DengXian Light" style:font-name-complex="Mangal" fo:color="#0F4761" fo:font-size="14pt" style:font-size-asian="14pt" style:font-size-complex="12.5pt"/>
    </style:style>
    <style:style style:name="Heading4Char" style:display-name="Heading 4 Char" style:family="text" style:parent-style-name="DefaultParagraphFont">
      <style:text-properties style:font-name-asian="DengXian Light" style:font-name-complex="Mangal"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Mangal" fo:color="#0F4761"/>
    </style:style>
    <style:style style:name="Heading6Char" style:display-name="Heading 6 Char" style:family="text" style:parent-style-name="DefaultParagraphFont">
      <style:text-properties style:font-name-asian="DengXian Light" style:font-name-complex="Mangal"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Mangal" fo:color="#595959"/>
    </style:style>
    <style:style style:name="Heading8Char" style:display-name="Heading 8 Char" style:family="text" style:parent-style-name="DefaultParagraphFont">
      <style:text-properties style:font-name-asian="DengXian Light" style:font-name-complex="Mangal"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Mangal"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Mangal"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Aptos Display" style:font-name-asian="DengXian Light"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text-properties style:font-name-asian="DengXian Light" style:font-name-complex="Mangal" fo:color="#595959" fo:letter-spacing="0.0104in" fo:font-size="14pt" style:font-size-asian="14pt" style:font-size-complex="12.5pt" fo:hyphenate="false"/>
    </style:style>
    <style:style style:name="SubtitleChar" style:display-name="Subtitle Char" style:family="text" style:parent-style-name="DefaultParagraphFont">
      <style:text-properties style:font-name-asian="DengXian Light" style:font-name-complex="Mangal" fo:color="#595959" fo:letter-spacing="0.0104in" fo:font-size="14pt" style:font-size-asian="14pt" style:font-size-complex="12.5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complex="Mangal"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st Cig</meta:initial-creator>
    <dc:creator>Last Cig</dc:creator>
    <meta:creation-date>2024-04-07T21:50:00Z</meta:creation-date>
    <dc:date>2024-04-09T16:46:00Z</dc:date>
    <meta:template xlink:href="Normal" xlink:type="simple"/>
    <meta:editing-cycles>6</meta:editing-cycles>
    <meta:editing-duration>PT154560S</meta:editing-duration>
    <meta:document-statistic meta:page-count="5" meta:paragraph-count="16" meta:word-count="1215" meta:character-count="8131" meta:row-count="57" meta:non-whitespace-character-count="6932"/>
  </office:meta>
</office:document-meta>
</file>